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35cm" fo:min-width="12cm"/>
    </style:style>
    <style:style style:name="gr2" style:family="graphic" style:parent-style-name="standard">
      <style:graphic-properties draw:fill-color="#990000" draw:textarea-horizontal-align="justify" draw:textarea-vertical-align="middle" draw:auto-grow-height="false" fo:min-height="0.85cm" fo:min-width="11.2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1.25cm" fo:min-width="11.2cm"/>
    </style:style>
    <style:style style:name="gr4" style:family="graphic" style:parent-style-name="standard">
      <style:graphic-properties draw:fill-color="#0066ff" draw:textarea-horizontal-align="justify" draw:textarea-vertical-align="middle" draw:auto-grow-height="false" fo:min-height="2.75cm" fo:min-width="8.6cm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 fo:min-height="1.55cm" fo:min-width="11.2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2cm" fo:min-width="0cm"/>
    </style:style>
    <style:style style:name="gr9" style:family="graphic" style:parent-style-name="standard">
      <style:graphic-properties draw:fill-color="#0066ff" draw:textarea-horizontal-align="justify" draw:textarea-vertical-align="middle" draw:auto-grow-height="false" fo:min-height="2.75cm" fo:min-width="1.8cm"/>
    </style:style>
    <style:style style:name="P1" style:family="paragraph">
      <style:paragraph-properties fo:text-align="center"/>
    </style:style>
    <style:style style:name="P2" style:family="paragraph">
      <loext:graphic-properties draw:fill-color="#9900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0066ff"/>
      <style:paragraph-properties fo:text-align="center"/>
      <style:text-properties fo:color="#ffffff"/>
    </style:style>
    <style:style style:name="P6" style:family="paragraph">
      <loext:graphic-properties draw:fill-color="#00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2.5cm" svg:height="8.6cm" svg:x="4.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7cm" svg:height="1.1cm" svg:x="4.8cm" svg:y="12.2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7cm" svg:height="1.5cm" svg:x="4.8cm" svg:y="10.6cm">
          <text:p text:style-name="P1">Hardware Abstraction Lay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7cm" svg:height="1.5cm" svg:x="4.8cm" svg:y="10.6cm">
          <text:p text:style-name="P1">Port (HAL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1cm" svg:height="3cm" svg:x="4.8cm" svg:y="7.4cm">
          <text:p text:style-name="P4"><text:span text:style-name="T1">Prior RTOS kerne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7cm" svg:height="1.8cm" svg:x="4.8cm" svg:y="5.4cm">
          <text:p text:style-name="P1"><text:span text:style-name="T2">Application</text:span> software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05cm" svg:y1="13.9cm" svg:x2="4.051cm" svg:y2="3.9cm">
          <text:p/>
        </draw:line>
        <draw:line draw:style-name="gr7" draw:text-style-name="P7" draw:layer="layout" svg:x1="4cm" svg:y1="13.849cm" svg:x2="17.5cm" svg:y2="13.85cm">
          <text:p/>
        </draw:line>
        <draw:frame draw:style-name="gr8" draw:text-style-name="P8" draw:layer="layout" svg:width="6.035cm" svg:height="0.962cm" draw:transform="rotate (1.5707963267949) translate (3.1cm 12.697cm)">
          <draw:text-box>
            <text:p>Level of Abstraction</text:p>
          </draw:text-box>
        </draw:frame>
        <draw:custom-shape draw:style-name="gr9" draw:text-style-name="P5" draw:layer="layout" svg:width="2.3cm" svg:height="3cm" svg:x="14.1cm" svg:y="7.4cm">
          <text:p text:style-name="P4"><text:span text:style-name="T1">Lib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4:21:54.709000000</meta:creation-date>
    <dc:date>2016-04-12T14:31:45.911000000</dc:date>
    <meta:editing-duration>PT9M51S</meta:editing-duration>
    <meta:editing-cycles>1</meta:editing-cycles>
    <meta:document-statistic meta:object-count="10"/>
    <meta:generator>LibreOffice/5.1.2.2$Windows_x86 LibreOffice_project/d3bf12ecb743fc0d20e0be0c58ca359301eb705f</meta:generator>
  </office:meta>
</office:document-meta>
</file>